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eae0" officeooo:paragraph-rsid="000dc156"/>
    </style:style>
    <style:style style:name="P2" style:family="paragraph" style:parent-style-name="Standard">
      <style:text-properties style:font-name="Liberation Serif" fo:font-size="12pt" officeooo:paragraph-rsid="000dc156" style:font-size-asian="12pt" style:font-size-complex="12pt"/>
    </style:style>
    <style:style style:name="P3" style:family="paragraph" style:parent-style-name="Standard">
      <style:text-properties officeooo:rsid="000f82fd" officeooo:paragraph-rsid="000f82fd"/>
    </style:style>
    <style:style style:name="P4" style:family="paragraph" style:parent-style-name="Standard">
      <style:text-properties officeooo:rsid="00136da7" officeooo:paragraph-rsid="00136da7"/>
    </style:style>
    <style:style style:name="P5" style:family="paragraph" style:parent-style-name="Standard">
      <style:text-properties officeooo:rsid="001512a5" officeooo:paragraph-rsid="001512a5"/>
    </style:style>
    <style:style style:name="T1" style:family="text">
      <style:text-properties officeooo:rsid="000dc156"/>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6f768" style:font-size-asian="12pt" style:font-size-complex="12pt"/>
    </style:style>
    <style:style style:name="T4" style:family="text">
      <style:text-properties style:font-name="Liberation Serif" fo:font-size="12pt" officeooo:rsid="000dc156" style:font-size-asian="12pt" style:font-size-complex="12pt"/>
    </style:style>
    <style:style style:name="T5" style:family="text">
      <style:text-properties style:font-name="Liberation Serif" fo:font-size="12pt" officeooo:rsid="001673a0" style:font-size-asian="12pt" style:font-size-complex="12pt"/>
    </style:style>
    <style:style style:name="T6" style:family="text">
      <style:text-properties style:font-name="Liberation Serif" fo:font-size="12pt" officeooo:rsid="0017d24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Begriffe</text:span></text:p>
      <text:p text:style-name="P1"/>
      <text:p text:style-name="P2">Außenfinanzierung: Zuführung finanzieller Mittel von außerhalb der Unternehmung. </text:p>
      <text:p text:style-name="P2"/>
      <text:p text:style-name="P2">Innenfinanzierung: Zufluss finanzieller Mittel aus dem Unternehmen selbst. </text:p>
      <text:p text:style-name="P2"/>
      <text:p text:style-name="P2">Bilanz: Gegenüberstellung von Vermögen und Kapital einer Unternehmung an einem Stichtag. Beide Seiten der Bilanz zeigen die gleichen Sachverhalte aus unterschiedlicher Perspektive: Die linke Seite der Bilanz (Aktivseite) zeigt das Vermögen und damit die Verwendung des Kapitals, die rechte Seite (Passivseite) enthält das Kapital und damit die Herkunft der finanziellen Mittel der Unternehmung. </text:p>
      <text:p text:style-name="P2"/>
      <text:p text:style-name="P2">Aktiva: Summe der Vermögensgegenstände eines Unternehmens, die in der Bilanz auf der Aktivseite erfasst werden. Es wird zwischen Anlage- und Umlaufvermögen unterschieden. </text:p>
      <text:p text:style-name="P2"/>
      <text:p text:style-name="P1"><text:span text:style-name="T3">Passiva: </text:span><text:span text:style-name="T2">Die rechte Seite der Bilanz gibt Auskunft über das Kapital (die Schulden) einer Unternehmung. Sie zeigt die Mittelherkunft. Beinhaltet Eigenkapital, Rücklagen, Rückstellungen, Verbindlichkeiten. Vgl. Aktiva, Bilanz, Eigenkapital, Rücklagen, Rückstellungen, Verbindlichkeiten, Bestandskonten </text:span></text:p>
      <text:p text:style-name="P1"><text:span text:style-name="T2"/></text:p>
      <text:p text:style-name="P1"><text:span text:style-name="T4">Cash Flow: Betriebseinzahlungen minus Betriebsauszahlungen einer Periode. Durch Addition von Jahresüberschuss und nicht auszahlungswirksamen Aufwendungen (Abschreibungen) kann dieser näherungsweise berechnet werden. Dieser Finanzierungsüberschuss steht zur Rückzahlung von Schulden, zur Dividendenauszahlung und zur Durchführung von Investitionen zur Verfügung.</text:span></text:p>
      <text:p text:style-name="P1"><text:span text:style-name="T4"/></text:p>
      <text:p text:style-name="P3"><text:span text:style-name="T2">Kapitalbeteiligung: Form der materiellen Mitarbeiterbeteiligung am arbeitgebenden Unternehmen, wobei die Kapitalanteile der Arbeitnehmer als Eigen- oder Fremdkapital direkt oder über eine Kapitalbeteiligungsgesellschaft eingebracht werden. Die Kombination von Erfolgs- und Kapitalbeteiligung wird laboristische Kapitalbeteiligung genannt.</text:span></text:p>
      <text:p text:style-name="P3"><text:span text:style-name="T2"/></text:p>
      <text:p text:style-name="P3"><text:span text:style-name="T2">Eigenkapital: Alle einer Unternehmung von ihren Eigentümern unbefristet zur Verfügung gestellten Mittel, die unbeschränkt haften.</text:span></text:p>
      <text:p text:style-name="P3"><text:span text:style-name="T2"/></text:p>
      <text:p text:style-name="P3"><text:span text:style-name="T2">Eigenkapitalrendite: Verzinsung des eingesetzten Eigenkapitals.</text:span></text:p>
      <text:p text:style-name="P3"><text:span text:style-name="T2"/></text:p>
      <text:p text:style-name="P4"><text:span text:style-name="T2">3. Berechnungsformel [a] Eigenkapitalrendite, [b] Gesamtkapitalrendite.</text:span></text:p>
      <text:p text:style-name="P4"><text:span text:style-name="T2"/></text:p>
      <text:p text:style-name="P5"><text:span text:style-name="T2">a) Eigenkapitalrendite </text:span><text:span text:style-name="T5">(ROE [return on equity])= </text:span><text:span text:style-name="T2">(Gewinn / Eigenkapital) * 100</text:span></text:p>
      <text:p text:style-name="P5"><text:span text:style-name="T2"/></text:p>
      <text:p text:style-name="P5"><text:span text:style-name="T2">b) </text:span><text:span text:style-name="T6">Gesamtkapitalrendite (ROI return of investment) = Jahresüberschuss / Gesamtkapi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22:44:07.335000000</meta:creation-date>
    <meta:generator>LibreOffice/6.0.7.3$Linux_X86_64 LibreOffice_project/00m0$Build-3</meta:generator>
    <dc:date>2021-02-05T18:09:17.703332238</dc:date>
    <meta:editing-duration>PT14M1S</meta:editing-duration>
    <meta:editing-cycles>10</meta:editing-cycles>
    <meta:document-statistic meta:table-count="0" meta:image-count="0" meta:object-count="0" meta:page-count="1" meta:paragraph-count="13" meta:word-count="243" meta:character-count="2158" meta:non-whitespace-character-count="1923"/>
  </office:meta>
</office:document-meta>
</file>